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paragraph-rsid="001549dd"/>
    </style:style>
    <style:style style:name="P2" style:family="paragraph" style:parent-style-name="Standard">
      <style:text-properties officeooo:rsid="001e4306" officeooo:paragraph-rsid="002bdc54"/>
    </style:style>
    <style:style style:name="P3" style:family="paragraph" style:parent-style-name="Standard">
      <style:text-properties officeooo:rsid="002bdc54" officeooo:paragraph-rsid="002bdc54"/>
    </style:style>
    <style:style style:name="P4" style:family="paragraph" style:parent-style-name="Standard">
      <style:paragraph-properties fo:text-align="center" style:justify-single-word="false"/>
      <style:text-properties officeooo:rsid="001aab04" officeooo:paragraph-rsid="0013c9ea"/>
    </style:style>
    <style:style style:name="P5" style:family="paragraph" style:parent-style-name="Standard">
      <style:text-properties officeooo:rsid="001aab04" officeooo:paragraph-rsid="0013c9ea"/>
    </style:style>
    <style:style style:name="P6" style:family="paragraph" style:parent-style-name="Standard">
      <style:paragraph-properties fo:text-align="center" style:justify-single-word="false"/>
      <style:text-properties officeooo:rsid="002dee1d" officeooo:paragraph-rsid="002dee1d"/>
    </style:style>
    <style:style style:name="P7" style:family="paragraph" style:parent-style-name="Standard">
      <style:text-properties officeooo:rsid="002dee1d" officeooo:paragraph-rsid="002dee1d"/>
    </style:style>
    <style:style style:name="P8" style:family="paragraph" style:parent-style-name="Standard">
      <style:text-properties officeooo:rsid="002bdc54" officeooo:paragraph-rsid="002bdc54"/>
    </style:style>
    <style:style style:name="P9" style:family="paragraph" style:parent-style-name="Standard">
      <style:text-properties officeooo:rsid="0033191e" officeooo:paragraph-rsid="0033191e"/>
    </style:style>
    <style:style style:name="P10" style:family="paragraph" style:parent-style-name="Standard">
      <style:text-properties officeooo:rsid="001e4306" officeooo:paragraph-rsid="0033191e"/>
    </style:style>
    <style:style style:name="P11" style:family="paragraph" style:parent-style-name="Standard">
      <style:text-properties officeooo:rsid="003508bf" officeooo:paragraph-rsid="003508bf"/>
    </style:style>
    <style:style style:name="P12" style:family="paragraph" style:parent-style-name="Standard">
      <style:text-properties officeooo:rsid="003508bf" officeooo:paragraph-rsid="00357802"/>
    </style:style>
    <style:style style:name="P13" style:family="paragraph" style:parent-style-name="Standard">
      <style:text-properties officeooo:rsid="00357802" officeooo:paragraph-rsid="00357802" fo:background-color="transparent"/>
    </style:style>
    <style:style style:name="P14" style:family="paragraph" style:parent-style-name="Standard">
      <style:text-properties officeooo:rsid="00357802" officeooo:paragraph-rsid="00357802"/>
    </style:style>
    <style:style style:name="P15" style:family="paragraph" style:parent-style-name="Standard">
      <style:text-properties officeooo:rsid="001aab04" officeooo:paragraph-rsid="001e4306"/>
    </style:style>
    <style:style style:name="P16" style:family="paragraph" style:parent-style-name="Standard">
      <style:text-properties officeooo:rsid="0036871a" officeooo:paragraph-rsid="0036871a"/>
    </style:style>
    <style:style style:name="T1" style:family="text">
      <style:text-properties officeooo:rsid="003508bf" fo:background-color="transparent" loext:char-shading-value="0"/>
    </style:style>
    <style:style style:name="T2" style:family="text">
      <style:text-properties fo:background-color="transparent" loext:char-shading-value="0"/>
    </style:style>
    <style:style style:name="T3" style:family="text">
      <style:text-properties officeooo:rsid="00357802" fo:background-color="transparent" loext:char-shading-value="0"/>
    </style:style>
    <style:style style:name="T4" style:family="text">
      <style:text-properties officeooo:rsid="0036871a" fo:background-color="transparent" loext:char-shading-value="0"/>
    </style:style>
    <style:style style:name="T5" style:family="text">
      <style:text-properties officeooo:rsid="0020eb27"/>
    </style:style>
    <style:style style:name="T6" style:family="text">
      <style:text-properties fo:background-color="#ff99ff" loext:char-shading-value="0"/>
    </style:style>
    <style:style style:name="T7" style:family="text">
      <style:text-properties officeooo:rsid="002dee1d" fo:background-color="#ff99ff" loext:char-shading-value="0"/>
    </style:style>
    <style:style style:name="T8" style:family="text">
      <style:text-properties fo:background-color="#ff99ff" loext:char-shading-value="0"/>
    </style:style>
    <style:style style:name="T9" style:family="text">
      <style:text-properties officeooo:rsid="0033191e" fo:background-color="#ff99ff" loext:char-shading-value="0"/>
    </style:style>
    <style:style style:name="T10" style:family="text">
      <style:text-properties officeooo:rsid="003508bf" fo:background-color="#ff99ff" loext:char-shading-value="0"/>
    </style:style>
    <style:style style:name="T11" style:family="text">
      <style:text-properties officeooo:rsid="00357802" fo:background-color="#ff99ff" loext:char-shading-value="0"/>
    </style:style>
    <style:style style:name="T12" style:family="text">
      <style:text-properties officeooo:rsid="002bdc54"/>
    </style:style>
    <style:style style:name="T13" style:family="text">
      <style:text-properties officeooo:rsid="002bdc54" fo:background-color="#ffff00" loext:char-shading-value="0"/>
    </style:style>
    <style:style style:name="T14" style:family="text">
      <style:text-properties officeooo:rsid="0033191e" fo:background-color="#ffff00" loext:char-shading-value="0"/>
    </style:style>
    <style:style style:name="T15" style:family="text">
      <style:text-properties fo:background-color="#ffff00" loext:char-shading-value="0"/>
    </style:style>
    <style:style style:name="T16" style:family="text">
      <style:text-properties fo:background-color="#99ff99" loext:char-shading-value="0"/>
    </style:style>
    <style:style style:name="T17" style:family="text">
      <style:text-properties fo:background-color="#ffcccc" loext:char-shading-value="0"/>
    </style:style>
    <style:style style:name="T18" style:family="text">
      <style:text-properties officeooo:rsid="00265fa1" fo:background-color="#ffcccc" loext:char-shading-value="0"/>
    </style:style>
    <style:style style:name="T19" style:family="text">
      <style:text-properties officeooo:rsid="0033191e" fo:background-color="#ffcccc" loext:char-shading-value="0"/>
    </style:style>
    <style:style style:name="T20" style:family="text">
      <style:text-properties officeooo:rsid="002dee1d"/>
    </style:style>
    <style:style style:name="T21" style:family="text">
      <style:text-properties officeooo:rsid="0033191e"/>
    </style:style>
    <style:style style:name="T22" style:family="text">
      <style:text-properties style:text-position="super 58%" officeooo:rsid="0033191e"/>
    </style:style>
    <style:style style:name="T23" style:family="text">
      <style:text-properties officeooo:rsid="0036871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9">Little Red, Criminal</text:span><text:span text:style-name="T18"> </text:span><text:span text:style-name="T17">BLOCKING</text:span> <text:span text:style-name="T5">(p67)</text:span></text:p>
      <text:p text:style-name="P6"><text:span text:style-name="T21">1</text:span><text:span text:style-name="T22">st</text:span><text:span text:style-name="T21"> cut</text:span>, 1/<text:span text:style-name="T21">7</text:span>/2017</text:p>
      <text:p text:style-name="P5"/>
      <text:p text:style-name="P7">Note on colors: pink is what Little Red will say because it is in the script. Yellow is some ad-libs added to make it easier for Little Red to react in the proper way. They could potentially be cut though most are harmless. For the <text:span text:style-name="T21">Baker’s wife,</text:span> <text:span text:style-name="T21">yellow</text:span> is script, <text:span text:style-name="T21">orange</text:span> is ad-lib. <text:span text:style-name="T21">For the Baker, green is script, cyan is ad-lib. </text:span>.</text:p>
      <text:p text:style-name="P7"/>
      <text:p text:style-name="P9">Note on Little Red: She is making a big deal about Granny so she can try to steal cookies.</text:p>
      <text:p text:style-name="P7"/>
      <text:p text:style-name="P3">[ <text:span text:style-name="T21">Little Red Knocks, DSC</text:span> ]</text:p>
      <text:p text:style-name="P2"/>
      <text:p text:style-name="P3">[ <text:span text:style-name="T21">Baker opens the door </text:span>]</text:p>
      <text:p text:style-name="P2"/>
      <text:p text:style-name="P3">[ <text:span text:style-name="T21">Baker’s Wife</text:span> ] <text:s/><text:span text:style-name="T14">Why, come in little girl.</text:span><text:span text:style-name="T21"> </text:span></text:p>
      <text:p text:style-name="P2"/>
      <text:p text:style-name="P3">[ Little Red <text:span text:style-name="T21">outside, to Bakers</text:span> <text:span text:style-name="T20"><text:s/>] </text:span><text:span text:style-name="T7">I wish</text:span><text:span text:style-name="T20">, </text:span></text:p>
      <text:p text:style-name="P9">[ Little Red inside, to Bakers ] <text:s/><text:span text:style-name="T8">it’s not for me – [ point out toward audience ] it’s for my granny in the woods. </text:span></text:p>
      <text:p text:style-name="P9">[ lower hand, to Baker’s Wife (the soft touch) ] <text:span text:style-name="T8">a loaf of bread, please</text:span></text:p>
      <text:p text:style-name="P9">[ pivot toward granny, raise arms in a pleading motion ] <text:span text:style-name="T8">to bring my poor old hungry Granny in the woods</text:span> [ pivot back, sharply ] <text:span text:style-name="T8">just a loaf of bread, please</text:span>. <text:span text:style-name="T23">[ bring hands together ]</text:span></text:p>
      <text:p text:style-name="P9"/>
      <text:p text:style-name="P9">[ As Baker’s are going for the bread, she checks out the cookies and other treats ]</text:p>
      <text:p text:style-name="P3">[ <text:span text:style-name="T21">Baker gives her a loaf</text:span> ]</text:p>
      <text:p text:style-name="P3">[ <text:span text:style-name="T21">Little Red, artificially sweet, artificially urgent</text:span>] <text:span text:style-name="T9">Thank you...</text:span></text:p>
      <text:p text:style-name="P2"/>
      <text:p text:style-name="P10"><text:span text:style-name="T12">[ Little Red pivots out, again pointing, makes sure Bakers are looking out. Whenever the Bakers are looking out, she steals another goodie. If Bakers look at her, she points out as if their duty is to look ] </text:span><text:span text:style-name="T13"><text:s/></text:span><text:span text:style-name="T9">Into the woods it’s time to go, </text:span><text:span text:style-name="T10">I hate to leave I have to though </text:span><text:span text:style-name="T1">[ salutes ]</text:span><text:span text:style-name="T10"> Into the woods – it’s time and so I must begin my journey. <text:s/></text:span><text:span text:style-name="T1">[ try to get about 5 cookies here ] </text:span></text:p>
      <text:p text:style-name="P2"/>
      <text:p text:style-name="P11">[ Little Red marches to another part of the store, still gesturing to point things out in the woods ] <text:span text:style-name="T6">Into the Woods and through the trees </text:span><text:span text:style-name="T2">[ to Baker’s Wife ] </text:span><text:span text:style-name="T6">to where I am expected Ma’am. </text:span><text:span text:style-name="T2">[ To Baker ]</text:span><text:span text:style-name="T6"> Into the woods to Grandmother’s House!</text:span></text:p>
      <text:p text:style-name="P11"><text:span text:style-name="T6"/></text:p>
      <text:p text:style-name="P11"><text:span text:style-name="T2">[ Baker’s Wife ] </text:span><text:span text:style-name="T15">You’re certain of your way?</text:span></text:p>
      <text:p text:style-name="P15"/>
      <text:p text:style-name="P16">[ pick up sweets in rhythm in next section. This is easiest if Little Red is downstage of the bakers with her back turned to them. <text:s/>She thinks she is getting away with it, but the Bakers are onto her, they are just letting her get away with it ]</text:p>
      <text:p text:style-name="P16"/>
      <text:p text:style-name="P11"><text:span text:style-name="T2">[ Little Red ] </text:span><text:span text:style-name="T8">The way is clear, <text:s/></text:span><text:span text:style-name="T2">[ point out again, steal another cookie ], </text:span><text:span text:style-name="T8">The light is good</text:span><text:span text:style-name="T2"> [ steal another ] </text:span><text:span text:style-name="T8">I have</text:span><text:span text:style-name="T2"> [ </text:span><text:span text:style-name="T4">one </text:span><text:span text:style-name="T2">fist to chest ] </text:span><text:span text:style-name="T8">no fear</text:span><text:span text:style-name="T2"> [ drop </text:span><text:span text:style-name="T4">first, other hand steals another cookie</text:span><text:span text:style-name="T2"> ] <text:s/></text:span><text:span text:style-name="T8">nor no-one should</text:span><text:span text:style-name="T2"> [ <text:s/>steal two more cookies ] </text:span><text:span text:style-name="T8">The woods are just trees</text:span><text:span text:style-name="T2">, [another ] </text:span><text:span text:style-name="T8">the trees are just wood</text:span><text:span text:style-name="T2"> [ she is having trouble </text:span><text:span text:style-name="T4">hiding cookies in her cape</text:span><text:span text:style-name="T2">] [ with her back to the bakers, hiding the cookies ] </text:span><text:span text:style-name="T8">I sort of hate to ask it, but do you have a basket?</text:span></text:p>
      <text:p text:style-name="P11"><text:span text:style-name="T2"/></text:p>
      <text:p text:style-name="P11"><text:soft-page-break/><text:span text:style-name="T2">[ Baker ] </text:span><text:span text:style-name="T16">here</text:span><text:span text:style-name="T2"> [ hands her a basket. She quickly hides the cookies in the basket, giggling nervously ] </text:span><text:span text:style-name="T16">Now don’t stray and be late.</text:span></text:p>
      <text:p text:style-name="P11"><text:span text:style-name="T16"/></text:p>
      <text:p text:style-name="P12"><text:span text:style-name="T2">[ Little Red, </text:span><text:span text:style-name="T3">marching again</text:span><text:span text:style-name="T2"> ] </text:span><text:span text:style-name="T11">Into the woods to bring some bread,</text:span></text:p>
      <text:p text:style-name="P14"><text:span text:style-name="T8">to Granny who is sick in bed, </text:span></text:p>
      <text:p text:style-name="P14"><text:span text:style-name="T2">[ To Baker’s Wife ] </text:span><text:span text:style-name="T8">Never can tell what lies ahead </text:span></text:p>
      <text:p text:style-name="P14"><text:span text:style-name="T2">[ To Baker, hold hands in question position <text:s/>]</text:span><text:span text:style-name="T8"> For all that I know she’s already dead. </text:span></text:p>
      <text:p text:style-name="P13">[ blow it off with a wave of the hand, exit shop, point to granny ]</text:p>
      <text:p text:style-name="P14"><text:span text:style-name="T8">But into the woods <text:s/></text:span><text:span text:style-name="T2">[ look at Bakers]</text:span><text:span text:style-name="T8"> into the woods </text:span><text:span text:style-name="T2">[ look back, salute]</text:span><text:span text:style-name="T8"> into the woods,</text:span></text:p>
      <text:p text:style-name="P14"><text:span text:style-name="T2">[ march in place ]</text:span><text:span text:style-name="T8"> to grandmother’s house </text:span><text:span text:style-name="T2">[ turn and march off, singing ] </text:span><text:span text:style-name="T8">and home before dark!</text:span></text:p>
      <text:p text:style-name="P14"><text:span text:style-name="T8"/></text:p>
      <text:p text:style-name="P14"><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1549dd"/>
    </style:style>
    <style:page-layout style:name="Mpm1">
      <style:page-layout-properties fo:page-width="8.5in" fo:page-height="11in" style:num-format="1" style:print-orientation="portrait" fo:margin-top="0.4799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tab/><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1-13T13:35:20.608310949</dc:date>
    <meta:editing-duration>PT1H42M15S</meta:editing-duration>
    <meta:editing-cycles>20</meta:editing-cycles>
    <meta:generator>LibreOffice/5.1.4.2$Linux_X86_64 LibreOffice_project/10m0$Build-2</meta:generator>
    <meta:document-statistic meta:table-count="0" meta:image-count="0" meta:object-count="0" meta:page-count="2" meta:paragraph-count="28" meta:word-count="640" meta:character-count="3147" meta:non-whitespace-character-count="2514"/>
  </office:meta>
</office:document-meta>
</file>